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31fd" officeooo:paragraph-rsid="000f31fd"/>
    </style:style>
    <style:style style:name="P2" style:family="paragraph" style:parent-style-name="Standard">
      <style:text-properties fo:font-weight="bold" officeooo:rsid="000f31fd" officeooo:paragraph-rsid="000f31fd" style:font-weight-asian="bold" style:font-weight-complex="bold"/>
    </style:style>
    <style:style style:name="P3" style:family="paragraph" style:parent-style-name="Standard">
      <style:text-properties fo:font-style="normal" fo:font-weight="normal" officeooo:rsid="00145864" officeooo:paragraph-rsid="000f31fd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1545f8" officeooo:paragraph-rsid="000f31fd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185f83" officeooo:paragraph-rsid="000f31fd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158a5b" officeooo:paragraph-rsid="000f31fd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188727" officeooo:paragraph-rsid="000f31fd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0f31fd" officeooo:paragraph-rsid="000f31fd" style:font-weight-asian="bold" style:font-weight-complex="bold"/>
    </style:style>
    <style:style style:name="P9" style:family="paragraph" style:parent-style-name="Standard">
      <style:text-properties fo:font-style="normal" fo:font-weight="normal" officeooo:rsid="0010be02" officeooo:paragraph-rsid="002936cb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45864" officeooo:paragraph-rsid="000f31fd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45864" officeooo:paragraph-rsid="002936cb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185f83" officeooo:paragraph-rsid="002936cb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58a5b" officeooo:paragraph-rsid="000f31fd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bold" officeooo:rsid="002936cb" officeooo:paragraph-rsid="002936cb" style:font-style-asian="normal" style:font-weight-asian="bold" style:font-style-complex="normal" style:font-weight-complex="bold"/>
    </style:style>
    <style:style style:name="P15" style:family="paragraph" style:parent-style-name="Standard">
      <style:text-properties officeooo:rsid="000f31fd" officeooo:paragraph-rsid="000f31fd"/>
    </style:style>
    <style:style style:name="P16" style:family="paragraph" style:parent-style-name="Standard">
      <style:text-properties officeooo:rsid="000f31fd" officeooo:paragraph-rsid="002936cb"/>
    </style:style>
    <style:style style:name="P17" style:family="paragraph" style:parent-style-name="Standard">
      <style:text-properties fo:font-weight="bold" officeooo:rsid="002936cb" officeooo:paragraph-rsid="002936cb" style:font-weight-asian="bold" style:font-weight-complex="bold"/>
    </style:style>
    <style:style style:name="P18" style:family="paragraph" style:parent-style-name="Standard">
      <style:text-properties officeooo:rsid="00188727" officeooo:paragraph-rsid="000f31fd"/>
    </style:style>
    <style:style style:name="T1" style:family="text">
      <style:text-properties officeooo:rsid="0010be02"/>
    </style:style>
    <style:style style:name="T2" style:family="text">
      <style:text-properties fo:font-style="italic" fo:font-weight="bold" officeooo:rsid="0010be02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0be02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2e315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45864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4e4da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545f8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58a5b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85f83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12a83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24eec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c6b42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b892c" style:font-style-asian="normal" style:font-weight-asian="normal" style:font-style-complex="normal" style:font-weight-complex="normal"/>
    </style:style>
    <style:style style:name="T16" style:family="text">
      <style:text-properties officeooo:rsid="0012e315"/>
    </style:style>
    <style:style style:name="T17" style:family="text">
      <style:text-properties officeooo:rsid="00197611"/>
    </style:style>
    <style:style style:name="T18" style:family="text">
      <style:text-properties officeooo:rsid="001a7d24"/>
    </style:style>
    <style:style style:name="T19" style:family="text">
      <style:text-properties officeooo:rsid="002936cb"/>
    </style:style>
    <style:style style:name="T20" style:family="text">
      <style:text-properties officeooo:rsid="002b65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>Leçons tirées du confinement (<text:span text:style-name="T18">suite au confinement de mars 2020)</text:span></text:p>
      <text:p text:style-name="P8"/>
      <text:p text:style-name="P1"/>
      <text:p text:style-name="P2">ce qui n’a pas bien fonctionné<text:tab/><text:tab/><text:tab/><text:tab/><text:tab/>ce qui a bien marché / bonnes pratiques</text:p>
      <text:p text:style-name="P1"/>
      <text:p text:style-name="P17">[documents papier]</text:p>
      <text:p text:style-name="P1">* documents papier avec marge de 1 cm</text:p>
      <text:p text:style-name="P1"><text:tab/>→ problèmes pour imprimer <text:span text:style-name="T16">chez certains élèves</text:span><text:tab/><text:tab/>→<text:span text:style-name="T1"> marges de 2 cm par défaut pour </text:span><text:span text:style-name="T2">tous les documents</text:span></text:p>
      <text:p text:style-name="P1"><text:span text:style-name="T2"><text:tab/></text:span><text:span text:style-name="T6">car les marges étaient trop étroites<text:tab/><text:tab/><text:tab/><text:tab/></text:span><text:span text:style-name="T15">(modèle pour LibreOffice à créer)</text:span></text:p>
      <text:p text:style-name="P1"><text:span text:style-name="T6"/></text:p>
      <text:p text:style-name="P16">* documents papier <text:span text:style-name="T19">non numérotés<text:tab/><text:tab/><text:tab/><text:tab/><text:tab/>→ numéroter tous les documents en ne revenant pas à 1 lors</text:span></text:p>
      <text:p text:style-name="P16"><text:tab/>→<text:span text:style-name="T19"> les élèves les mélangent<text:tab/><text:tab/><text:tab/><text:tab/><text:tab/>d’un changement de séquence</text:span></text:p>
      <text:p text:style-name="P16"/>
      <text:p text:style-name="P12">* <text:span text:style-name="T17">exercices à partir de documents que j’ai créés<text:tab/><text:tab/><text:tab/>→ les élèves doivent avoir chez eux le manuel pour limiter l’écriture </text:span></text:p>
      <text:p text:style-name="P12"><text:tab/>→<text:span text:style-name="T17"> écriture très longue pour moi, épuisement rapide<text:tab/><text:tab/>de nouveaux documents</text:span></text:p>
      <text:p text:style-name="P11"/>
      <text:p text:style-name="P9"/>
      <text:p text:style-name="P14">[cours en visio]</text:p>
      <text:p text:style-name="P1"><text:span text:style-name="T5">* </text:span><text:span text:style-name="T7">absence totale de cours en visio<text:tab/><text:tab/><text:tab/><text:tab/><text:tab/>→ proposer au moins une fois par semaine et par classe une visio</text:span></text:p>
      <text:p text:style-name="P3"><text:tab/>→ problème de motivation pour les élèves</text:p>
      <text:p text:style-name="P3"/>
      <text:p text:style-name="P1"><text:span text:style-name="T7"><text:tab/><text:tab/><text:tab/><text:tab/><text:tab/><text:tab/><text:tab/><text:tab/><text:tab/>→</text:span><text:span text:style-name="T9"> dès que l’enseignant demeure à la maison, proposer aux élèves en classe</text:span></text:p>
      <text:p text:style-name="P4"><text:tab/><text:tab/><text:tab/><text:tab/><text:tab/><text:tab/><text:tab/><text:tab/><text:tab/>une visio « inversée »</text:p>
      <text:p text:style-name="P4"/>
      <text:p text:style-name="P1"><text:span text:style-name="T9"><text:tab/><text:tab/><text:tab/><text:tab/><text:tab/><text:tab/><text:tab/><text:tab/><text:tab/>→</text:span><text:span text:style-name="T11"> dès qu’un élève est absent, proposer à cet élève de participer au cours</text:span></text:p>
      <text:p text:style-name="P5"><text:tab/><text:tab/><text:tab/><text:tab/><text:tab/><text:tab/><text:tab/><text:tab/><text:tab/>(qui a lieu dans la classe) <text:span text:style-name="T3">via</text:span> une visio</text:p>
      <text:p text:style-name="P3"/>
      <text:p text:style-name="P1"><text:span text:style-name="T7">* </text:span><text:span text:style-name="T8">pendant les visios, pas </text:span><text:span text:style-name="T10">de possibilité simple de faire l’appel<text:tab/>→</text:span><text:span text:style-name="T13">demander à chaque élève de dire bonjour au début de la visio,</text:span></text:p>
      <text:p text:style-name="P6"><text:tab/><text:tab/><text:tab/><text:tab/><text:tab/><text:tab/><text:tab/><text:tab/><text:tab/><text:span text:style-name="T20">faire une capture d’écran du chat dès que tous les élèves ont dit bonjour</text:span></text:p>
      <text:p text:style-name="P6"/>
      <text:p text:style-name="P1"><text:span text:style-name="T10">* </text:span><text:span text:style-name="T12">surcharge d’utilisation des ordinateurs familiaux chez les élèves<text:tab/>→ limiter les documents et les visios à un envoi et une visio par semaine</text:span></text:p>
      <text:p text:style-name="P7"/>
      <text:p text:style-name="P18"><text:span text:style-name="T4">* RGPD </text:span><text:span text:style-name="T14">non respecté par Zoom</text:span><text:span text:style-name="T4"><text:tab/><text:tab/><text:tab/><text:tab/><text:tab/>→</text:span><text:span text:style-name="T14"> utiliser Vi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6T19:18:50.690203756</meta:creation-date>
    <meta:generator>LibreOffice/6.0.7.3$Linux_X86_64 LibreOffice_project/00m0$Build-3</meta:generator>
    <dc:date>2021-02-15T21:49:14.298159451</dc:date>
    <meta:editing-duration>PT27M14S</meta:editing-duration>
    <meta:editing-cycles>24</meta:editing-cycles>
    <meta:document-statistic meta:table-count="0" meta:image-count="0" meta:object-count="0" meta:page-count="1" meta:paragraph-count="21" meta:word-count="262" meta:character-count="1518" meta:non-whitespace-character-count="1199"/>
  </office:meta>
</office:document-meta>
</file>